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start" style:justify-single-word="false"/>
      <style:text-properties style:font-name="Arial1" fo:language="ca" fo:country="ES" officeooo:paragraph-rsid="0000c9b8"/>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paragraph-properties fo:margin-left="0cm" fo:margin-right="0cm" fo:text-align="start" style:justify-single-word="false" fo:text-indent="0cm" style:auto-text-indent="false"/>
      <style:text-properties style:font-name="Arial1" fo:language="ca" fo:country="ES"/>
    </style:style>
    <style:style style:name="P4" style:family="paragraph" style:parent-style-name="Text_20_body" style:list-style-name="L1">
      <style:paragraph-properties fo:margin-left="0cm" fo:margin-right="0cm" fo:text-align="start" style:justify-single-word="false" fo:text-indent="0cm" style:auto-text-indent="false"/>
      <style:text-properties style:font-name="Arial1" fo:language="ca" fo:country="ES" officeooo:paragraph-rsid="0000c9b8"/>
    </style:style>
    <style:style style:name="P5" style:family="paragraph" style:parent-style-name="Text_20_body" style:list-style-name="L1">
      <style:paragraph-properties fo:margin-left="0cm" fo:margin-right="0cm" fo:text-align="start" style:justify-single-word="false" fo:text-indent="0cm" style:auto-text-indent="false"/>
      <style:text-properties officeooo:paragraph-rsid="0000c9b8"/>
    </style:style>
    <style:style style:name="P6" style:family="paragraph" style:parent-style-name="Text_20_body" style:list-style-name="L1">
      <style:paragraph-properties fo:margin-left="0cm" fo:margin-right="0cm" fo:text-align="start" style:justify-single-word="false" fo:text-indent="0cm" style:auto-text-indent="false"/>
      <style:text-properties fo:font-weight="bold" officeooo:paragraph-rsid="0000c9b8" style:font-weight-asian="bold" style:font-weight-complex="bold"/>
    </style:style>
    <style:style style:name="P7" style:family="paragraph" style:parent-style-name="Text_20_body" style:list-style-name="L1">
      <style:paragraph-properties fo:margin-left="0cm" fo:margin-right="0cm" fo:text-align="start" style:justify-single-word="false" fo:text-indent="0cm" style:auto-text-indent="false"/>
      <style:text-properties style:font-name="Arial1" fo:language="ca" fo:country="ES" fo:background-color="#81d41a"/>
    </style:style>
    <style:style style:name="P8" style:family="paragraph" style:parent-style-name="Heading_20_3">
      <style:paragraph-properties fo:text-align="start" style:justify-single-word="false"/>
      <style:text-properties officeooo:paragraph-rsid="0000c9b8"/>
    </style:style>
    <style:style style:name="P9" style:family="paragraph" style:parent-style-name="Text_20_body" style:list-style-name="L2">
      <style:text-properties style:font-name="Arial1" fo:font-weight="bold" officeooo:paragraph-rsid="0000c9b8" style:font-weight-asian="bold" style:font-weight-complex="bold"/>
    </style:style>
    <style:style style:name="P10" style:family="paragraph" style:parent-style-name="Text_20_body" style:list-style-name="L2">
      <style:paragraph-properties fo:margin-left="0cm" fo:margin-right="0cm" fo:text-align="start" style:justify-single-word="false" fo:text-indent="0cm" style:auto-text-indent="false" style:writing-mode="lr-tb"/>
      <style:text-properties style:font-name="Arial1" fo:language="ca" fo:country="ES" officeooo:paragraph-rsid="0000c9b8" fo:background-color="#81d41a"/>
    </style:style>
    <style:style style:name="P11" style:family="paragraph" style:parent-style-name="Text_20_body" style:list-style-name="L2">
      <style:paragraph-properties fo:margin-left="0cm" fo:margin-right="0cm" fo:text-align="start" style:justify-single-word="false" fo:text-indent="0cm" style:auto-text-indent="false" style:writing-mode="lr-tb"/>
      <style:text-properties style:font-name="Arial1" fo:language="ca" fo:country="ES" fo:font-weight="bold" officeooo:paragraph-rsid="0000c9b8" style:font-weight-asian="bold" style:font-weight-complex="bold"/>
    </style:style>
    <style:style style:name="P12" style:family="paragraph" style:parent-style-name="Text_20_body" style:list-style-name="L2">
      <style:paragraph-properties fo:margin-left="0cm" fo:margin-right="0cm" fo:text-align="start" style:justify-single-word="false" fo:text-indent="0cm" style:auto-text-indent="false" style:writing-mode="lr-tb">
        <style:tab-stops/>
      </style:paragraph-properties>
      <style:text-properties style:font-name="Arial1" fo:language="ca" fo:country="ES" fo:background-color="#81d41a"/>
    </style:style>
    <style:style style:name="P13" style:family="paragraph" style:parent-style-name="Heading_20_3">
      <style:paragraph-properties fo:text-align="start" style:justify-single-word="false"/>
      <style:text-properties style:font-name="Arial1" fo:language="ca" fo:country="ES"/>
    </style:style>
    <style:style style:name="P14" style:family="paragraph" style:parent-style-name="Text_20_body" style:list-style-name="L3">
      <style:paragraph-properties fo:margin-left="0cm" fo:margin-right="0cm" fo:text-align="start" style:justify-single-word="false" fo:text-indent="0cm" style:auto-text-indent="false" style:writing-mode="lr-tb"/>
      <style:text-properties style:font-name="Arial1" fo:language="ca" fo:country="ES"/>
    </style:style>
    <style:style style:name="P15" style:family="paragraph" style:parent-style-name="Text_20_body" style:list-style-name="L4">
      <style:paragraph-properties fo:margin-left="0cm" fo:margin-right="0cm" fo:text-align="start" style:justify-single-word="false" fo:text-indent="0cm" style:auto-text-indent="false"/>
      <style:text-properties style:font-name="Arial1" fo:language="ca" fo:country="ES"/>
    </style:style>
    <style:style style:name="P16" style:family="paragraph" style:parent-style-name="Text_20_body" style:list-style-name="L5">
      <style:paragraph-properties fo:margin-left="0cm" fo:margin-right="0cm" fo:text-align="start" style:justify-single-word="false" fo:text-indent="0cm" style:auto-text-indent="false" style:writing-mode="lr-tb"/>
      <style:text-properties style:font-name="Arial1" fo:language="ca" fo:country="ES"/>
    </style:style>
    <style:style style:name="P17" style:family="paragraph" style:parent-style-name="Text_20_body" style:list-style-name="L6">
      <style:paragraph-properties fo:margin-left="0cm" fo:margin-right="0cm" fo:text-align="start" style:justify-single-word="false" fo:text-indent="0cm" style:auto-text-indent="false" style:writing-mode="lr-tb"/>
      <style:text-properties style:font-name="Arial1" fo:language="ca" fo:country="ES"/>
    </style:style>
    <style:style style:name="P18" style:family="paragraph" style:parent-style-name="Heading_20_4" style:list-style-name="L7">
      <style:paragraph-properties fo:margin-left="0cm" fo:margin-right="0cm" fo:text-align="start" style:justify-single-word="false" fo:text-indent="0cm" style:auto-text-indent="false"/>
      <style:text-properties style:font-name="Arial1" fo:language="ca" fo:country="ES"/>
    </style:style>
    <style:style style:name="P19" style:family="paragraph" style:parent-style-name="Text_20_body" style:list-style-name="L7">
      <style:paragraph-properties fo:margin-left="0cm" fo:margin-right="0cm" fo:text-align="start" style:justify-single-word="false" fo:text-indent="0cm" style:auto-text-indent="false" style:writing-mode="lr-tb"/>
      <style:text-properties style:font-name="Arial1" fo:language="ca" fo:country="ES"/>
    </style:style>
    <style:style style:name="P20" style:family="paragraph" style:parent-style-name="Standard">
      <style:paragraph-properties fo:text-align="start" style:justify-single-word="false"/>
      <style:text-properties style:font-name="Arial1" fo:language="ca" fo:country="ES"/>
    </style:style>
    <style:style style:name="T1" style:family="text">
      <style:text-properties style:font-name="Arial1" fo:language="ca" fo:country="ES"/>
    </style:style>
    <style:style style:name="T2" style:family="text">
      <style:text-properties fo:background-color="#81d41a" loext:char-shading-value="0"/>
    </style:style>
    <style:style style:name="T3" style:family="text">
      <style:text-properties fo:background-color="#2a6099" loext:char-shading-value="0"/>
    </style:style>
    <style:style style:name="T4" style:family="text">
      <style:text-properties officeooo:rsid="0000c9b8"/>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sectionid-994061-title"/>2. Memòria Explicativa</text:h>
      <text:p text:style-name="P2"><text:bookmark text:name="module-6697808"/><text:span text:style-name="T1"><text:tab/></text:span>2.1. Anàlisi. Justificació</text:p>
      <text:section text:style-name="Sect1" text:name="coursecontentcollapse5">
        <text:list text:style-name="L1">
          <text:list-header>
            <text:p text:style-name="P3">Descripció i justificació de solucions adoptades (explicar si s'han contemplat diverses alternatives per a desenvolupar el projecte), bé des del punt de vista tècnic, bé aplicant criteris econòmics, organitzatius o d’altra índole.<text:line-break/>S'haurà d'incloure també l'anàlisi de requisits de l'aplicació i la planificació temporal.</text:p>
            <text:p text:style-name="P4">Detallarem els càlculs, estudis, anàlisi i justificacions necessàries. Segons procedisca, depenent del tipus de projecte.</text:p>
            <text:p text:style-name="P5"><text:span text:style-name="T1"/></text:p>
            <text:p text:style-name="P6">2.2. Disseny del sistema</text:p>
            <text:p text:style-name="P3">En aquest apartat s'hauran d'incloure totes les especificacions de disseny que calguen (<text:span text:style-name="T2">descripció de la BD</text:span>,<text:span text:style-name="T2"> diagrames entitat-relació</text:span>, <text:span text:style-name="T3">diagrames UML</text:span>, <text:span text:style-name="T2">mockups</text:span>, <text:span text:style-name="T2">casos d’ús</text:span>, etc.).</text:p>
            <text:p text:style-name="P7">Hi ha que aportar esquemes, gràfics, taules i fotografies que faciliten i completen les explicacions realitzades (recordar citar la font si no són originals). (Els dos apartats anteriors depenen del tipus de projecte. Poden existir els dos o un sols d’ells en funció de les necessitats del teu projecte).</text:p>
          </text:list-header>
        </text:list>
      </text:section>
      <text:h text:style-name="P8" text:outline-level="3"><text:bookmark text:name="sectionid-994062-title"/><text:span text:style-name="T1">3. Anàlisi econòmi</text:span><text:bookmark text:name="yui_3_18_1_1_1744221931934_122"/><text:span text:style-name="T1">c</text:span></text:h>
      <text:section text:style-name="Sect1" text:name="coursecontentcollapse6">
        <text:section text:style-name="Sect1" text:name="yui_3_18_1_1_1744221931934_127">
          <text:section text:style-name="Sect1" text:name="yui_3_18_1_1_1744221931934_126">
            <text:section text:style-name="Sect1" text:name="yui_3_18_1_1_1744221931934_125">
              <text:section text:style-name="Sect1" text:name="yui_3_18_1_1_1744221931934_124">
                <text:section text:style-name="Sect1" text:name="yui_3_18_1_1_1744221931934_123">
                  <text:list text:style-name="L2">
                    <text:list-header>
                      <text:p text:style-name="P9"><text:span text:style-name="T4">3.1 </text:span>Viabilitat econòmica</text:p>
                      <text:p text:style-name="P10">En aquest apartat cal incloure la previsió d’ingressos i el model de negoci del sistema perquè el projecte siga viable econòmicament.</text:p>
                      <text:p text:style-name="P11"><text:span text:style-name="T4">3.2 </text:span>Anàlisi de costos</text:p>
                      <text:p text:style-name="P12">En aquest apartat inclourem les despeses del projecte, com per exemple el cost del hosting (si se'n ha utilitzat) o el cost d'adquirir llicències, si s'ha optat per software privatiu. Així com el cost per hora treballada.</text:p>
                    </text:list-header>
                  </text:list>
                </text:section>
              </text:section>
            </text:section>
          </text:section>
        </text:section>
      </text:section>
      <text:h text:style-name="P13" text:outline-level="3"><text:bookmark text:name="sectionid-994063-title"/>4. Ampliacions i/o millores</text:h>
      <text:section text:style-name="Sect1" text:name="coursecontentcollapse7">
        <text:list text:style-name="L3">
          <text:list-item>
            <text:p text:style-name="P14"><text:bookmark text:name="module-6697814"/>En este apartat s'hauran d'incloure totes aquelles ampliacions i/o millores que podrien incorporar-se a l'aplicació en posteriors versions.</text:p>
            <text:p text:style-name="P14">Com que el projecte s'ha de realitzar en 40 hores i es poden quedar coses o idees per a implementar o millorar. </text:p>
            <text:p text:style-name="P14">Podeu informar de les millores i ampliacions. </text:p>
          </text:list-item>
        </text:list>
      </text:section>
      <text:h text:style-name="P13" text:outline-level="3"><text:bookmark text:name="sectionid-994064-title"/>5. Prevenció de Riscos</text:h>
      <text:section text:style-name="Sect1" text:name="coursecontentcollapse8">
        <text:list text:style-name="L4">
          <text:list-item>
            <text:p text:style-name="P15"><text:bookmark text:name="module-6697817"/>Identificació dels riscos propis de l’execució del projecte, explicitant un pla de prevenció en els casos necessaris. En el projectes de la família d'informàtica es farà referència al tema de l'ergonomia en el lloc de treball (postura correcta, entorn <text:soft-page-break/>adequat, organització del lloc de treball...) i de l'ergonomia de la pròpia aplicació (tipus de font, colors emprats...).</text:p>
          </text:list-item>
        </text:list>
      </text:section>
      <text:h text:style-name="P13" text:outline-level="3"><text:bookmark text:name="yui_3_18_1_1_1744221931934_117"/><text:bookmark text:name="sectionid-994065-title"/><text:bookmark text:name="section-9"/>6. Avaluació del projecte</text:h>
      <text:section text:style-name="Sect1" text:name="coursecontentcollapse9">
        <text:list text:style-name="L5">
          <text:list-item>
            <text:list>
              <text:list-item>
                <text:p text:style-name="P16"><text:bookmark text:name="module-6697820"/>Resum de les dificultats trobades, desviació respecte a la planificació, canvis respecte al projecte inicial i valoració personal.</text:p>
              </text:list-item>
            </text:list>
          </text:list-item>
        </text:list>
      </text:section>
      <text:h text:style-name="P13" text:outline-level="3"><text:bookmark text:name="sectionid-994066-title"/>7. Bibliografia</text:h>
      <text:section text:style-name="Sect1" text:name="coursecontentcollapse10">
        <text:list text:style-name="L6">
          <text:list-item>
            <text:p text:style-name="P17"><text:bookmark text:name="module-6697823"/>Llibres, manuals, informació tècnica o qualsevol altra font d’informació que s’haja emprat. També les adreces web consultades.</text:p>
          </text:list-item>
        </text:list>
      </text:section>
      <text:h text:style-name="P13" text:outline-level="3"><text:bookmark text:name="yui_3_18_1_1_1744221931934_117 Copia 1"/><text:bookmark text:name="sectionid-994067-title"/><text:bookmark text:name="section-11"/>Annexos i documents complementaris</text:h>
      <text:section text:style-name="Sect1" text:name="coursecontentcollapse11">
        <text:list text:style-name="L7">
          <text:list-item>
            <text:list>
              <text:list-item>
                <text:list>
                  <text:list-item>
                    <text:list>
                      <text:list-item>
                        <text:h text:style-name="P18" text:outline-level="4"><text:bookmark text:name="module-6697824"/>1. Documents adjunts, impresos, formularis.</text:h>
                      </text:list-item>
                    </text:list>
                  </text:list-item>
                </text:list>
                <text:p text:style-name="P19">Documentació de que disposem sobre els elements, materials, maquinària, normativa i demès conceptes als que has fet menció en el projecte. </text:p>
                <text:list>
                  <text:list-item>
                    <text:list>
                      <text:list-header>
                        <text:h text:style-name="P18" text:outline-level="4" text:restart-numbering="true" text:start-value="-1">2. Plànols, diagrames i esquemes. </text:h>
                      </text:list-header>
                    </text:list>
                  </text:list-item>
                </text:list>
                <text:p text:style-name="P19">Junt amb l’índex d’imatges, ací s’incorporaran els plànols de detall que no s’hagen integrat en el cos del projecte. Addicionalment, aquest apartat ha de servir com a índex o referència de la informació continguda en el CD/DVD, pendrive o material que s'empre per a l'entrega del projecte, que també s'entregarà.</text:p>
              </text:list-item>
            </text:list>
          </text:list-item>
        </text:list>
      </text:section>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2"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Bullet_20_Symbols" style:display-name="Bullet Symbols" style:family="text">
      <style:text-properties style:font-name="Arial1" fo:font-family="Arial" style:font-family-generic="swiss" style:font-pitch="variable"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9T20:52:43.864000000</meta:creation-date>
    <dc:date>2025-04-14T18:20:43.680000000</dc:date>
    <meta:editing-duration>PT5H3M59S</meta:editing-duration>
    <meta:editing-cycles>4</meta:editing-cycles>
    <meta:generator>LibreOffice/24.8.5.2$Windows_X86_64 LibreOffice_project/fddf2685c70b461e7832239a0162a77216259f22</meta:generator>
    <meta:document-statistic meta:table-count="0" meta:image-count="0" meta:object-count="0" meta:page-count="2" meta:paragraph-count="28" meta:word-count="468" meta:character-count="3012" meta:non-whitespace-character-count="2586"/>
  </office:meta>
</office:document-meta>
</file>